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6.6924in" table:align="margins"/>
    </style:style>
    <style:style style:name="Tableau1.A" style:family="table-column">
      <style:table-column-properties style:column-width="3.3458in" style:rel-column-width="32767*"/>
    </style:style>
    <style:style style:name="Tableau1.B" style:family="table-column">
      <style:table-column-properties style:column-width="3.3465in" style:rel-column-width="3276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officeooo:paragraph-rsid="0015f0d6"/>
    </style:style>
    <style:style style:name="P3" style:family="paragraph" style:parent-style-name="Text_20_body">
      <style:text-properties officeooo:paragraph-rsid="00167c79"/>
    </style:style>
    <style:style style:name="P4" style:family="paragraph" style:parent-style-name="Text_20_body">
      <style:text-properties officeooo:paragraph-rsid="0018eb6b"/>
    </style:style>
    <style:style style:name="P5" style:family="paragraph" style:parent-style-name="Heading_20_2">
      <style:paragraph-properties fo:break-before="page"/>
    </style:style>
    <style:style style:name="T1" style:family="text">
      <style:text-properties style:text-position="super 58%"/>
    </style:style>
    <style:style style:name="T2" style:family="text">
      <style:text-properties style:font-name="Liberation Serif1"/>
    </style:style>
    <style:style style:name="T3" style:family="text">
      <style:text-properties officeooo:rsid="0015f0d6"/>
    </style:style>
    <style:style style:name="T4" style:family="text">
      <style:text-properties officeooo:rsid="00167c79"/>
    </style:style>
    <style:style style:name="T5" style:family="text">
      <style:text-properties officeooo:rsid="0017bd59"/>
    </style:style>
    <style:style style:name="T6" style:family="text">
      <style:text-properties officeooo:rsid="00186b97"/>
    </style:style>
    <style:style style:name="T7" style:family="text">
      <style:text-properties officeooo:rsid="0018eb6b"/>
    </style:style>
    <style:style style:name="T8" style:family="text">
      <style:text-properties officeooo:rsid="0019f3b7"/>
    </style:style>
    <style:style style:name="T9" style:family="text">
      <style:text-properties officeooo:rsid="0019fa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is-list-header="true">Plugin Rapport Avancé</text:h>
      <text:h text:style-name="Heading_20_1" text:outline-level="1">Présentation </text:h>
      <text:p text:style-name="Text_20_body">Ce plugin vous permet de créer n'importe quelle déclaration que ce soit un bilan comparé à un exercice antérieure, une déclaration de TVA, un bilan de société...</text:p>
      <text:p text:style-name="Text_20_body"/>
      <text:h text:style-name="Heading_20_1" text:outline-level="1">Installation</text:h>
      <table:table table:name="Tableau1" table:style-name="Tableau1">
        <table:table-column table:style-name="Tableau1.A"/>
        <table:table-column table:style-name="Tableau1.B"/>
        <table:table-row>
          <table:table-cell table:style-name="Tableau1.A1" office:value-type="string">
            <text:p text:style-name="Text_20_body">Nom</text:p>
          </table:table-cell>
          <table:table-cell table:style-name="Tableau1.B1" office:value-type="string">
            <text:p text:style-name="Text_20_body"><text:s/>Rapports Avancés</text:p>
          </table:table-cell>
        </table:table-row>
        <table:table-row>
          <table:table-cell table:style-name="Tableau1.A2" office:value-type="string">
            <text:p text:style-name="Text_20_body">Code</text:p>
          </table:table-cell>
          <table:table-cell table:style-name="Tableau1.B2" office:value-type="string">
            <text:p text:style-name="Text_20_body"><text:s/>RAPAV</text:p>
          </table:table-cell>
        </table:table-row>
        <table:table-row>
          <table:table-cell table:style-name="Tableau1.A2" office:value-type="string">
            <text:p text:style-name="Text_20_body">Description</text:p>
          </table:table-cell>
          <table:table-cell table:style-name="Tableau1.B2" office:value-type="string">
            <text:p text:style-name="Text_20_body">extension des rapports</text:p>
          </table:table-cell>
        </table:table-row>
        <table:table-row>
          <table:table-cell table:style-name="Tableau1.A2" office:value-type="string">
            <text:p text:style-name="Text_20_body">chemin et nom de ficher</text:p>
          </table:table-cell>
          <table:table-cell table:style-name="Tableau1.B2" office:value-type="string">
            <text:p text:style-name="Text_20_body">rapav/index.php</text:p>
          </table:table-cell>
        </table:table-row>
      </table:table>
      <text:h text:style-name="Heading_20_1" text:outline-level="1">Utilisation</text:h>
      <text:h text:style-name="Heading_20_2" text:outline-level="2">Formulaire </text:h>
      <text:p text:style-name="Text_20_body">Vous permet de voir, modifier et ajouter des nouveaux formulaires, l'ajout d'un formulaire se déroule en 2 étapes :</text:p>
      <text:h text:style-name="Heading_20_3" text:outline-level="3">1. <text:s/>La définition</text:h>
      <text:p text:style-name="Text_20_body"><text:s/>correspond aux lignes du formulaire, l'ordre d'apparition des lignes est important, le type de ligne est soit : Titre de 1er niveau, de 2<text:span text:style-name="T1">nd</text:span> niveau, de 3ieme niveau ou formule.</text:p>
      <text:p text:style-name="Text_20_body">Les formules sont données dans la seconde étape,</text:p>
      <text:p text:style-name="Text_20_body">Le code doit être sans espace et composé uniquement de chiffres et de lettres, il identifie la ligne. <text:s/>Il est important, car il peut être repris dans le modèle de document que l'on souhaite générer.</text:p>
      <text:p text:style-name="Text_20_body">Les lignes peuvent faire des calculs d'après soit une date donnée, l'exercice courant N, l'exercice précédent N-1, N-2 ou N-3 ou depuis le début de l'exercice courant (càd celui définit dans les préférences de l'utilisateur).</text:p>
      <text:p text:style-name="Text_20_body"/>
      <text:p text:style-name="Text_20_body">Dans la définition, il est possible de charger un document en format <text:span text:style-name="ACRONYM">HTML</text:span>, Text ou OpenDocument, qui sera un modèle. Dans ce modèle, on peut insérer les codes définis dans le formulaire. Pour cela, il faut entourer chaque code de &lt;&lt; (deux <text:span text:style-name="T2">"</text:span>inférieur à<text:span text:style-name="T2">"</text:span>) et &gt;&gt; (deux <text:span text:style-name="T2">"</text:span>supérieur à<text:span text:style-name="T2">"). A la génération du document, les codes seront remplacés par les valeurs calculées</text:span>, ce qui vous permet de générer n'importe quelle présentation. </text:p>
      <text:p text:style-name="Text_20_body"/>
      <text:p text:style-name="Text_20_body">Il est possible d'exporter la définition afin de la restaurer dans un autre dossier.</text:p>
      <text:h text:style-name="Heading_20_4" text:outline-level="4">2. Paramètre</text:h>
      <text:p text:style-name="Text_20_body">Pour chaque ligne, vous pouvez ajouter plusieurs formules, il y a 5 sortes de formules: </text:p>
      <text:p text:style-name="Text_20_body"><text:soft-page-break/>1. Les formules de type formule sont les mêmes que dans les rapports, ce sont des opérations sur des sommes de postes comptables</text:p>
      <text:p text:style-name="Text_20_body">2. Compute <text:s/>: ce sont des opérations sur les montants calculés pour les codes du formulaire.</text:p>
      <text:p text:style-name="Text_20_body">Poste comptable et code TVA vous permet de calculer la somme des postes comptables donnés avec le code TVA donné.</text:p>
      <text:p text:style-name="Text_20_body"><text:bookmark-start text:name="__DdeLink__81_2010515865"/>4. La somme d'un poste comptable utilisé avec un autre poste comptable dans la même opération. Exemple le poste 70% utilisé avec le poste 4511 pour avoir la somme des postes comptables commençant par 70 et utilisé avec la TVA à 21 % (4511)<text:bookmark-end text:name="__DdeLink__81_2010515865"/></text:p>
      <text:p text:style-name="Text_20_body">5. La somme d'un poste comptable utilisé avec un autre poste comptable dans la même opération et rapprochée avec une opération dans le délai donné utilisant un certain poste comptable <text:s/>Exemple le poste 70% utilisé avec le poste 4511 rapproché avec des opérations commençant par 55 dans la période donnée pour avoir la somme des postes comptables commençant par 70 et utilisé avec la TVA à 21 % (4511) et payé par banque (55%) dans la période donnée, cela permet de calculer la tva sur les opérations réellement encaissées </text:p>
      <text:p text:style-name="Text_20_body">Si une ligne a plusieurs formules, le résultat sera la somme des lignes de formules.</text:p>
      <text:p text:style-name="P2"><text:span text:style-name="T3">Il est possible aussi de filtrer par journal en indiquant pour chaque formule, le journal qu'on utilise, si on souhaite avoir la même formule mais sur 2 journaux différents, alors il faut introduire 2 fois la formule chacune filtrée par l'un de ces journaux.</text:span></text:p>
      <text:h text:style-name="Heading_20_3" text:outline-level="3">Déclaration</text:h>
      <text:p text:style-name="Text_20_body">Génére un rapport d'après les dates données sauf pour les lignes ayant un code N, N0,N-1,N-2 ou N-3</text:p>
      <text:p text:style-name="Text_20_body">Explication :</text:p>
      <text:p text:style-name="Text_20_body">l'exercice courant est l'exercice calculée suivant la période indiquée dans les préférences de l'utilisateur</text:p>
      <text:p text:style-name="Text_20_body">N : tout l'exercice courant(suivant la période indiquée dans les préférences de l'utilisateur)</text:p>
      <text:p text:style-name="Text_20_body">Depuis début exercice courant N: depuis le début de l'exercice courant jusqu'à la date de fin donnée</text:p>
      <text:p text:style-name="Text_20_body">N-1: exercice précédent exercice courant</text:p>
      <text:p text:style-name="Text_20_body">N-2: exercice précédent exercice N-1</text:p>
      <text:p text:style-name="Text_20_body">N-3: exercice précédent exercice N-2</text:p>
      <text:p text:style-name="Text_20_body"/>
      <text:p text:style-name="Text_20_body">Une fois la déclaration sauvée on peut l'exporter en format CSV ou générer un document sur base de celui donné, dans ce document, les codes entourés de « et de » seront remplacés par la valeur numérique. </text:p>
      <text:p text:style-name="Text_20_body">Il est possible aussi de calculer avec des étapes, dans ce cas, vous ne pouvez générer de document mais vous pourrez toujours exporter en format CSV. </text:p>
      <text:p text:style-name="Text_20_body"/>
      <text:h text:style-name="Heading_20_3" text:outline-level="3">Historique </text:h>
      <text:p text:style-name="Text_20_body">Historique des déclarations sauvées</text:p>
      <text:p text:style-name="Text_20_body"/>
      <text:p text:style-name="P1"/>
      <text:h text:style-name="Heading_20_1" text:outline-level="1">Bailses spéciales</text:h>
      <text:p text:style-name="Text_20_body">Ces balises sont automatiquement déclarés et sont donc directement utilisables</text:p>
      <text:p text:style-name="Text_20_body"><text:s/></text:p>
      <text:p text:style-name="Text_20_body">Période &lt;&lt;PERIODE_DECLARATION&gt;&gt; </text:p>
      <text:p text:style-name="Text_20_body">Dossier &lt;&lt;DOSSIER&gt;&gt; </text:p>
      <text:p text:style-name="Text_20_body">Titre &lt;&lt;TITRE&gt;&gt; </text:p>
      <text:p text:style-name="Text_20_body">Rue &lt;&lt;STREET&gt;&gt; </text:p>
      <text:p text:style-name="Text_20_body">Numéro &lt;&lt;NUMBER&gt;&gt; </text:p>
      <text:p text:style-name="Text_20_body">Nom &lt;&lt;NAME&gt;&gt; </text:p>
      <text:p text:style-name="Text_20_body">Localité &lt;&lt;LOCALITE&gt;&gt; </text:p>
      <text:p text:style-name="Text_20_body">Pays &lt;&lt;COUNTRY&gt;&gt; </text:p>
      <text:p text:style-name="Text_20_body">Code postal / cedex &lt;&lt;CEDEX&gt;&gt; </text:p>
      <text:p text:style-name="Text_20_body">Téléphone &lt;&lt;PHONE&gt;&gt; </text:p>
      <text:p text:style-name="Text_20_body">Fax &lt;&lt;FAX&gt;&gt; </text:p>
      <text:p text:style-name="Text_20_body">Note &lt;&lt;NOTE&gt;&gt;</text:p>
      <text:h text:style-name="Heading_20_3" text:outline-level="3">Exemple complet </text:h>
      <text:p text:style-name="Text_20_body"/>
      <text:p text:style-name="Text_20_body">Je veux générer un document qui m'indique le chiffre d'affaires TTC que j'ai réalisé depuis le début de l'exercice. </text:p>
      <text:p text:style-name="Text_20_body">Pour cela, je définis une ligne Chiffres d'affaires TTC dans Formulaire-&gt;Définition. </text:p>
      <text:p text:style-name="Text_20_body">J'identifie cette ligne par le code CATTC. C'est une ligne de type « Formule ». Dans Formulaire-&gt;Paramètre, j'ajoute une ligne qui prend en compte le total du chiffre d'affaires HT, plus la TVA associée. Cela correspond en comptabilité française aux comptes et sous-comptes 70, ainsi qu'au poste comptable 44571. J'entre donc la formule [70%]+[44571%].</text:p>
      <text:p text:style-name="Text_20_body">Je peux à présent établir mon modèle de document. J'ouvre une feuille de calcul Calc, dans laquelle j'intitule une colonne « Chiffre d'affaires TTC », et dans la cellule du dessous, je mets &lt;&lt;CATTC&gt;&gt;. Je sauvegarde ce modèle en modele_cattc.ods. Je reviens dans Formulaire-&gt;Définition, et je charge le modèle modele_cattc.ods dans phpcompta.</text:p>
      <text:p text:style-name="Text_20_body">Enfin, je génère dans &gt;Rapports avancés-&gt;Déclaration le rapport, en spécifiant les dates et les éventuelles étapes. J'obtiens un rapport. En cliquant sur « Sauver », le rapport est sauvegardé dans l'historique, peut être exporté en CSV, et le modèle est généré. Il suffit de cliquer dessus pour ouvrir modele_cattc.ods, avec, à la place de &lt;&lt;CATTC&gt;&gt;, la valeur du CA TTC calculée depuis la comptabilité entrée dans phpcompta.</text:p>
      <text:p text:style-name="Text_20_body"/>
      <text:p text:style-name="Text_20_body">On peut également faire des tableaux de chiffre d'affaires mensuels, cumulés ou non, en spécifiant les dates et les étapes idoines.</text:p>
      <text:h text:style-name="P5" text:outline-level="2"><text:span text:style-name="T4">Liste de Documents</text:span></text:h>
      <text:h text:style-name="Heading_20_3" text:outline-level="3"><text:span text:style-name="T6">Vue générale</text:span></text:h>
      <text:p text:style-name="P3"><text:span text:style-name="T4">Le « </text:span><text:span text:style-name="T5">plugin </text:span><text:span text:style-name="T4">rapport </text:span><text:span text:style-name="T5">avancé » </text:span><text:span text:style-name="T4">ne génére pas seulement des rapports mais </text:span><text:span text:style-name="T6">aussi </text:span><text:span text:style-name="T4">des documents comme des lettres de rappel, des liste de fournisseur pour les déclarations intrastat, des feuilles de paie...</text:span></text:p>
      <text:p text:style-name="P3"><text:span text:style-name="T4"/></text:p>
      <text:p text:style-name="P3"><text:span text:style-name="T4">Dans liste de document, vous cliquez sur nouveau, vous devez donner un nom à votre liste et quelques mots de description, et la catégorie de fiche que vous souhaitez utiliser. Ensuite comme dans les rapports vous définisser une ligne par éléments voulu.</text:span></text:p>
      <text:p text:style-name="P3"><text:span text:style-name="T4">Les éléments que vous pouvez ajouter sont soit des attributs de fiches (nom, prénom, date d'abonnement), ces attributs dépendent de la catégorie, soit une formule c'est-à-dire un poste comptable ou une fiche mais utilisée avec cette fiche ou pas : il faudra le spécifier.</text:span></text:p>
      <text:p text:style-name="P3"><text:span text:style-name="T4"/></text:p>
      <text:p text:style-name="P3"><text:span text:style-name="T4">Une fois tous les éléments ajouter, vous pouvez générer la liste, soit vers un documents par fiche soit un fichier compressé comprenant toutes les fiches, vous pouvez aussi automatiquement ajouter cette liste dans le Suivi (AD : FOLLOW).</text:span></text:p>
      <text:p text:style-name="P3"><text:span text:style-name="T4"/></text:p>
      <text:p text:style-name="P3"><text:span text:style-name="T4">Parfois, il n'est utile de générer un document par fiche et donc il vous sera demandée de filtrer les fiches, sur <text:s/>soit un attribut ou sur une formule. Par exemple, pour les lettres de rappel, il n'est pas utile d'envoyer à vos clients, une demande de paiement de 0€.</text:span></text:p>
      <text:h text:style-name="Heading_20_3" text:outline-level="3"><text:span text:style-name="T7">Liste </text:span></text:h>
      <text:p text:style-name="P4"><text:span text:style-name="T7">Premier écran une liste de « Liste de documents » créé, en cliquant dessus on arrive sur un écran ou certaines informations peuvent être changées.</text:span></text:p>
      <text:h text:style-name="Heading_20_3" text:outline-level="3"><text:span text:style-name="T9">Ecran définition</text:span></text:h>
      <text:p text:style-name="P4"><text:span text:style-name="T7">Si vous changer la </text:span><text:span text:style-name="T8">catégorie de fiche, certains attributs pourraient être incorrects.</text:span></text:p>
      <text:h text:style-name="Heading_20_3" text:outline-level="3"><text:span text:style-name="T9">Ecran paramètre</text:span></text:h>
      <text:p text:style-name="P3"><text:span text:style-name="T4"/></text:p>
      <text:h text:style-name="Heading_20_3" text:outline-level="3"><text:span text:style-name="T9">Génération </text:span></text:h>
      <text:p text:style-name="P3"><text:span text:style-name="T4"/></text:p>
      <text:p text:style-name="P3"><text:span text:style-name="T4"/></text:p>
      <text:p text:style-name="P3"><text:span text:style-name="T4"/></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_20_1"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CRONYM" style:family="text"/>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31T12:59:19</meta:creation-date>
    <meta:generator>OpenOffice.org/3.2$Unix OpenOffice.org_project/320m19$Build-9505</meta:generator>
    <dc:date>2013-10-17T17:55:44</dc:date>
    <meta:editing-duration>PT02H55M49S</meta:editing-duration>
    <meta:editing-cycles>28</meta:editing-cycles>
    <meta:document-statistic meta:table-count="1" meta:image-count="0" meta:object-count="0" meta:page-count="4" meta:paragraph-count="79" meta:word-count="1203" meta:character-count="7448"/>
  </office:meta>
</office:document-meta>
</file>